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2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 fo:font-weight="normal" style:font-weight-asian="normal" style:font-weight-complex="normal"/>
    </style:style>
    <style:style style:name="ce2" style:family="table-cell" style:parent-style-name="Default">
      <style:table-cell-properties fo:background-color="#ffff00"/>
      <style:text-properties style:font-name="Courier New" fo:font-weight="normal" style:font-weight-asian="normal" style:font-weight-complex="normal"/>
    </style:style>
    <style:style style:name="ce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2" table:number-columns-repeated="3" table:default-cell-style-name="Default"/>
        <table:table-row table:style-name="ro1">
          <table:table-cell table:style-name="Default" office:value-type="string" calcext:value-type="string">
            <text:p>Sequence</text:p>
          </table:table-cell>
          <table:table-cell table:style-name="Default" office:value-type="string" calcext:value-type="string">
            <text:p>Mutant 1</text:p>
          </table:table-cell>
          <table:table-cell office:value-type="string" calcext:value-type="string">
            <text:p>Mutant 2</text:p>
          </table:table-cell>
          <table:table-cell office:value-type="string" calcext:value-type="string">
            <text:p>Mutant 3</text:p>
          </table:table-cell>
          <table:table-cell office:value-type="string" calcext:value-type="string">
            <text:p>PercentGpA</text:p>
          </table:table-cell>
          <table:table-cell office:value-type="string" calcext:value-type="string">
            <text:p>PercentStd</text:p>
          </table:table-cell>
          <table:table-cell office:value-type="string" calcext:value-type="string">
            <text:p>Sample</text:p>
          </table:table-cell>
        </table:table-row>
        <table:table-row table:style-name="ro1">
          <table:table-cell office:value-type="string" calcext:value-type="string">
            <text:p>LLLLAFLL<text:span text:style-name="T1">T</text:span>VLLLLL<text:span text:style-name="T1">S</text:span>ILILI</text:p>
          </table:table-cell>
          <table:table-cell office:value-type="string" calcext:value-type="string">
            <text:p>LLLLAFLL<text:span text:style-name="T1">V</text:span>VLLLLLSILILI</text:p>
          </table:table-cell>
          <table:table-cell table:style-name="ce1" office:value-type="string" calcext:value-type="string">
            <text:p>LLLLAFLL<text:span text:style-name="T1">A</text:span>VLLLLLSILILI</text:p>
          </table:table-cell>
          <table:table-cell table:style-name="ce1" office:value-type="string" calcext:value-type="string">
            <text:p>LLLLAFLLTVLLLLL<text:span text:style-name="T1">A</text:span>ILILI</text:p>
          </table:table-cell>
          <table:table-cell office:value-type="float" office:value="0.448059186854815" calcext:value-type="float">
            <text:p>0.448059186854815</text:p>
          </table:table-cell>
          <table:table-cell office:value-type="float" office:value="0.233705685152036" calcext:value-type="float">
            <text:p>0.23370568515203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style-name="ce2" office:value-type="string" calcext:value-type="string">
            <text:p>LLLLAILL<text:span text:style-name="T1">T</text:span>LLAVLFSLLILI</text:p>
          </table:table-cell>
          <table:table-cell table:style-name="ce2" office:value-type="string" calcext:value-type="string">
            <text:p>LLLLAILL<text:span text:style-name="T1">V</text:span>LLAVLFSLLILI</text:p>
          </table:table-cell>
          <table:table-cell table:style-name="ce2" office:value-type="string" calcext:value-type="string">
            <text:p>LLLLAILL<text:span text:style-name="T1">A</text:span>LLAVLFSLLILI</text:p>
          </table:table-cell>
          <table:table-cell/>
          <table:table-cell table:style-name="ce3" office:value-type="float" office:value="0.612352983558113" calcext:value-type="float">
            <text:p>0.612352983558113</text:p>
          </table:table-cell>
          <table:table-cell table:style-name="ce3" office:value-type="float" office:value="0.0592332107004122" calcext:value-type="float">
            <text:p>0.0592332107004122</text:p>
          </table:table-cell>
          <table:table-cell table:style-name="ce3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LLLLALLLFVLTYLL<text:span text:style-name="T1">S</text:span>LLILI</text:p>
          </table:table-cell>
          <table:table-cell office:value-type="string" calcext:value-type="string">
            <text:p>LLLLALLLFVLTYLL<text:span text:style-name="T1">A</text:span>LLILI</text:p>
          </table:table-cell>
          <table:table-cell table:number-columns-repeated="2"/>
          <table:table-cell office:value-type="float" office:value="0.499296457952363" calcext:value-type="float">
            <text:p>0.499296457952363</text:p>
          </table:table-cell>
          <table:table-cell office:value-type="float" office:value="0.0356902337387043" calcext:value-type="float">
            <text:p>0.035690233738704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style-name="ce2" office:value-type="string" calcext:value-type="string">
            <text:p>LLLLL<text:span text:style-name="T1">T</text:span>LLAVLISLLFLLILI</text:p>
          </table:table-cell>
          <table:table-cell table:style-name="ce2" office:value-type="string" calcext:value-type="string">
            <text:p>LLLLL<text:span text:style-name="T1">V</text:span>LLAVLISLLFLLILI</text:p>
          </table:table-cell>
          <table:table-cell table:style-name="ce2" office:value-type="string" calcext:value-type="string">
            <text:p>LLLLL<text:span text:style-name="T1">A</text:span>LLAVLISLLFLLILI</text:p>
          </table:table-cell>
          <table:table-cell/>
          <table:table-cell table:style-name="ce3" office:value-type="float" office:value="0.414183638485343" calcext:value-type="float">
            <text:p>0.414183638485343</text:p>
          </table:table-cell>
          <table:table-cell table:style-name="ce3" office:value-type="float" office:value="0.21506317191003" calcext:value-type="float">
            <text:p>0.21506317191003</text:p>
          </table:table-cell>
          <table:table-cell table:style-name="ce3" office:value-type="string" calcext:value-type="string">
            <text:p>L</text:p>
          </table:table-cell>
        </table:table-row>
        <table:table-row table:style-name="ro1">
          <table:table-cell table:style-name="ce2" office:value-type="string" calcext:value-type="string">
            <text:p>LLLL<text:span text:style-name="T1">T</text:span>LLLALIVLLFSLLILI</text:p>
          </table:table-cell>
          <table:table-cell table:style-name="ce2" office:value-type="string" calcext:value-type="string">
            <text:p>LLLL<text:span text:style-name="T1">V</text:span>LLLALIVLLFSLLILI</text:p>
          </table:table-cell>
          <table:table-cell table:style-name="ce2" office:value-type="string" calcext:value-type="string">
            <text:p>LLLL<text:span text:style-name="T1">A</text:span>LLLALIVLLFSLLILI</text:p>
          </table:table-cell>
          <table:table-cell/>
          <table:table-cell table:style-name="ce3" office:value-type="float" office:value="0.471047651600308" calcext:value-type="float">
            <text:p>0.471047651600308</text:p>
          </table:table-cell>
          <table:table-cell table:style-name="ce3" office:value-type="float" office:value="0.120820148463143" calcext:value-type="float">
            <text:p>0.120820148463143</text:p>
          </table:table-cell>
          <table:table-cell table:style-name="ce3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LLLLVALL<text:span text:style-name="T1">T</text:span>ILFLLL<text:span text:style-name="T1">S</text:span>LLILI</text:p>
          </table:table-cell>
          <table:table-cell office:value-type="string" calcext:value-type="string">
            <text:p>LLLLVALL<text:span text:style-name="T1">V</text:span>ILFLLLSLLILI</text:p>
          </table:table-cell>
          <table:table-cell table:style-name="ce1" office:value-type="string" calcext:value-type="string">
            <text:p>LLLLVALL<text:span text:style-name="T1">A</text:span>ILFLLLSLLILI</text:p>
          </table:table-cell>
          <table:table-cell table:style-name="ce1" office:value-type="string" calcext:value-type="string">
            <text:p>LLLLVALLTILFLLL<text:span text:style-name="T1">A</text:span>LLILI</text:p>
          </table:table-cell>
          <table:table-cell office:value-type="float" office:value="0.468178129675521" calcext:value-type="float">
            <text:p>0.468178129675521</text:p>
          </table:table-cell>
          <table:table-cell office:value-type="float" office:value="0.0257000540446884" calcext:value-type="float">
            <text:p>0.025700054044688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LLLVALL<text:span text:style-name="T1">T</text:span>ILLALLFSLLILI</text:p>
          </table:table-cell>
          <table:table-cell office:value-type="string" calcext:value-type="string">
            <text:p>LLLVALL<text:span text:style-name="T1">V</text:span>ILLALLFSLLILI</text:p>
          </table:table-cell>
          <table:table-cell table:style-name="ce1" office:value-type="string" calcext:value-type="string">
            <text:p>LLLVALL<text:span text:style-name="T1">A</text:span>ILLALLFSLLILI</text:p>
          </table:table-cell>
          <table:table-cell/>
          <table:table-cell office:value-type="float" office:value="0.413935254165776" calcext:value-type="float">
            <text:p>0.413935254165776</text:p>
          </table:table-cell>
          <table:table-cell office:value-type="float" office:value="0.148094601693509" calcext:value-type="float">
            <text:p>0.14809460169350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style-name="ce2" office:value-type="string" calcext:value-type="string">
            <text:p>LLLALLLVTLLAYLL<text:span text:style-name="T1">S</text:span>FLILI</text:p>
          </table:table-cell>
          <table:table-cell table:style-name="ce2" office:value-type="string" calcext:value-type="string">
            <text:p>LLLALLLVTLLAYLL<text:span text:style-name="T1">A</text:span>FLILI</text:p>
          </table:table-cell>
          <table:table-cell table:number-columns-repeated="2"/>
          <table:table-cell table:style-name="ce3" office:value-type="float" office:value="0.492515139191013" calcext:value-type="float">
            <text:p>0.492515139191013</text:p>
          </table:table-cell>
          <table:table-cell table:style-name="ce3" office:value-type="float" office:value="0.0184481199243734" calcext:value-type="float">
            <text:p>0.0184481199243734</text:p>
          </table:table-cell>
          <table:table-cell table:style-name="ce3" office:value-type="string" calcext:value-type="string">
            <text:p>R</text:p>
          </table:table-cell>
        </table:table-row>
        <table:table-row table:style-name="ro1">
          <table:table-cell table:style-name="ce2" office:value-type="string" calcext:value-type="string">
            <text:p>LLLA<text:span text:style-name="T1">T</text:span>LLISLLFTLLVLLILI</text:p>
          </table:table-cell>
          <table:table-cell table:style-name="ce2" office:value-type="string" calcext:value-type="string">
            <text:p>LLLA<text:span text:style-name="T1">V</text:span>LLISLLFTLLVLLILI</text:p>
          </table:table-cell>
          <table:table-cell table:style-name="ce2" office:value-type="string" calcext:value-type="string">
            <text:p>LLLA<text:span text:style-name="T1">A</text:span>LLISLLFTLLVLLILI</text:p>
          </table:table-cell>
          <table:table-cell/>
          <table:table-cell table:style-name="ce3" office:value-type="float" office:value="0.426054868266545" calcext:value-type="float">
            <text:p>0.426054868266545</text:p>
          </table:table-cell>
          <table:table-cell table:style-name="ce3" office:value-type="float" office:value="0.0946302400814422" calcext:value-type="float">
            <text:p>0.0946302400814422</text:p>
          </table:table-cell>
          <table:table-cell table:style-name="ce3" office:value-type="string" calcext:value-type="string">
            <text:p>R</text:p>
          </table:table-cell>
        </table:table-row>
        <table:table-row table:style-name="ro1">
          <table:table-cell table:style-name="ce2" office:value-type="string" calcext:value-type="string">
            <text:p>LLLF<text:span text:style-name="T1">Y</text:span>LLLTLLVALL<text:span text:style-name="T1">S</text:span>ILILI</text:p>
          </table:table-cell>
          <table:table-cell table:style-name="ce2" office:value-type="string" calcext:value-type="string">
            <text:p>LLLFYLLLTLLVALL<text:span text:style-name="T1">A</text:span>ILILI</text:p>
          </table:table-cell>
          <table:table-cell table:style-name="ce2" office:value-type="string" calcext:value-type="string">
            <text:p>LLLF<text:span text:style-name="T1">F</text:span>LLLTLLVALLSILILI</text:p>
          </table:table-cell>
          <table:table-cell/>
          <table:table-cell table:style-name="ce3" office:value-type="float" office:value="0.480313473505899" calcext:value-type="float">
            <text:p>0.480313473505899</text:p>
          </table:table-cell>
          <table:table-cell table:style-name="ce3" office:value-type="float" office:value="0.0625164924562227" calcext:value-type="float">
            <text:p>0.0625164924562227</text:p>
          </table:table-cell>
          <table:table-cell table:style-name="ce3"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LLLLILL<text:span text:style-name="T1">S</text:span>VLLAYLLTFLILI</text:p>
          </table:table-cell>
          <table:table-cell office:value-type="string" calcext:value-type="string">
            <text:p>LLLLILL<text:span text:style-name="T1">A</text:span>VLLAYLLTFLILI</text:p>
          </table:table-cell>
          <table:table-cell table:number-columns-repeated="2"/>
          <table:table-cell office:value-type="float" office:value="0.402533872718131" calcext:value-type="float">
            <text:p>0.402533872718131</text:p>
          </table:table-cell>
          <table:table-cell office:value-type="float" office:value="0.0286696242796558" calcext:value-type="float">
            <text:p>0.0286696242796558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table:style-name="ce2" office:value-type="string" calcext:value-type="string">
            <text:p>LLLL<text:span text:style-name="T1">T</text:span>LLVALL<text:span text:style-name="T1">S</text:span>TLLIFLILI</text:p>
          </table:table-cell>
          <table:table-cell table:style-name="ce2" office:value-type="string" calcext:value-type="string">
            <text:p>LLLL<text:span text:style-name="T1">V</text:span>LLVALLSTLLIFLILI</text:p>
          </table:table-cell>
          <table:table-cell table:style-name="ce2" office:value-type="string" calcext:value-type="string">
            <text:p>LLLL<text:span text:style-name="T1">A</text:span>LLVALLSTLLIFLILI</text:p>
          </table:table-cell>
          <table:table-cell table:style-name="ce2" office:value-type="string" calcext:value-type="string">
            <text:p>LLLLTLLVALL<text:span text:style-name="T1">A</text:span>TLLIFLILI</text:p>
          </table:table-cell>
          <table:table-cell table:style-name="ce3" office:value-type="float" office:value="0.400063312195061" calcext:value-type="float">
            <text:p>0.400063312195061</text:p>
          </table:table-cell>
          <table:table-cell table:style-name="ce3" office:value-type="float" office:value="0.0339616011731598" calcext:value-type="float">
            <text:p>0.0339616011731598</text:p>
          </table:table-cell>
          <table:table-cell table:style-name="ce3"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LLLTALLVALLFALL<text:span text:style-name="T1">S</text:span>LLILI</text:p>
          </table:table-cell>
          <table:table-cell office:value-type="string" calcext:value-type="string">
            <text:p>LLLTALLVALLFALL<text:span text:style-name="T1">A</text:span>LLILI</text:p>
          </table:table-cell>
          <table:table-cell table:number-columns-repeated="2"/>
          <table:table-cell office:value-type="float" office:value="0.4409403511179" calcext:value-type="float">
            <text:p>0.4409403511179</text:p>
          </table:table-cell>
          <table:table-cell office:value-type="float" office:value="0.027982662333171" calcext:value-type="float">
            <text:p>0.02798266233317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LLLVYLL<text:span text:style-name="T1">T</text:span>ILLALLL<text:span text:style-name="T1">S</text:span>FLILI</text:p>
          </table:table-cell>
          <table:table-cell office:value-type="string" calcext:value-type="string">
            <text:p>LLLVYLLTILLALLL<text:span text:style-name="T1">A</text:span>FLILI</text:p>
          </table:table-cell>
          <table:table-cell table:style-name="ce1" office:value-type="string" calcext:value-type="string">
            <text:p>LLLVYLL<text:span text:style-name="T1">V</text:span>ILLALLLSFLILI</text:p>
          </table:table-cell>
          <table:table-cell table:style-name="ce1" office:value-type="string" calcext:value-type="string">
            <text:p>LLLVYLL<text:span text:style-name="T1">A</text:span>ILLALLLSFLILI</text:p>
          </table:table-cell>
          <table:table-cell office:value-type="float" office:value="0.406561291277069" calcext:value-type="float">
            <text:p>0.406561291277069</text:p>
          </table:table-cell>
          <table:table-cell office:value-type="float" office:value="0.0677568684049603" calcext:value-type="float">
            <text:p>0.0677568684049603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LLLYALL<text:span text:style-name="T1">T</text:span>TLL<text:span text:style-name="T1">S</text:span>VLLFLLILI</text:p>
          </table:table-cell>
          <table:table-cell office:value-type="string" calcext:value-type="string">
            <text:p>LLLYALL<text:span text:style-name="T1">V</text:span>TLLSVLLFLLILI</text:p>
          </table:table-cell>
          <table:table-cell table:style-name="ce1" office:value-type="string" calcext:value-type="string">
            <text:p>LLLYALL<text:span text:style-name="T1">A</text:span>TLLSVLLFLLILI</text:p>
          </table:table-cell>
          <table:table-cell table:style-name="ce1" office:value-type="string" calcext:value-type="string">
            <text:p>LLLYALLTTLL<text:span text:style-name="T1">A</text:span>VLLFLLILI</text:p>
          </table:table-cell>
          <table:table-cell office:value-type="float" office:value="0.440144363029034" calcext:value-type="float">
            <text:p>0.440144363029034</text:p>
          </table:table-cell>
          <table:table-cell office:value-type="float" office:value="0.0741685990676938" calcext:value-type="float">
            <text:p>0.0741685990676938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LLLYALL<text:span text:style-name="T1">T</text:span>VLLALLL<text:span text:style-name="T1">S</text:span>FLILI</text:p>
          </table:table-cell>
          <table:table-cell office:value-type="string" calcext:value-type="string">
            <text:p>LLLYALL<text:span text:style-name="T1">V</text:span>VLLALLLSFLILI</text:p>
          </table:table-cell>
          <table:table-cell table:style-name="ce1" office:value-type="string" calcext:value-type="string">
            <text:p>LLLYALL<text:span text:style-name="T1">A</text:span>VLLALLLSFLILI</text:p>
          </table:table-cell>
          <table:table-cell table:style-name="ce1" office:value-type="string" calcext:value-type="string">
            <text:p>LLLYALLTVLLALLL<text:span text:style-name="T1">A</text:span>FLILI</text:p>
          </table:table-cell>
          <table:table-cell office:value-type="float" office:value="0.418092735698567" calcext:value-type="float">
            <text:p>0.418092735698567</text:p>
          </table:table-cell>
          <table:table-cell office:value-type="float" office:value="0.0213374230222957" calcext:value-type="float">
            <text:p>0.0213374230222957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Sheet1.A1:Sheet1.G1048576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1T13:37:48.651932962</meta:creation-date>
    <dc:date>2024-02-21T13:47:39.509786571</dc:date>
    <meta:editing-duration>PT9M51S</meta:editing-duration>
    <meta:editing-cycles>1</meta:editing-cycles>
    <meta:generator>LibreOffice/7.3.7.2$Linux_X86_64 LibreOffice_project/30$Build-2</meta:generator>
    <meta:document-statistic meta:table-count="1" meta:cell-count="105" meta:object-count="0"/>
  </office:meta>
</office:document-meta>
</file>